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Fett Kursiv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Fett Kursiv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st_5f_Template" style:display-name="Test_Template" style:family="paragraph" style:parent-style-name="Standard">
      <style:text-properties style:font-name="Arial" fo:font-family="Arial" style:font-style-name="Fett Kursiv" style:font-family-generic="swiss" style:font-pitch="variable" fo:font-size="20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2:27:56.748428798</meta:creation-date>
    <dc:date>2019-12-09T13:01:49.124344091</dc:date>
    <meta:editing-duration>PT33M50S</meta:editing-duration>
    <meta:editing-cycles>8</meta:editing-cycles>
    <meta:generator>LibreOffice/6.1.7.0.0$Linux_X86_64 LibreOffice_project/a5c87330458551d315d832467370669fbde0f58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dim textStyles as object
  textStyles = thisComponent.getStyleFamilies().getByName("ParagraphStyles")
  msgBox "Contains ParagraphStyle with name Test_Template: " &amp; textStyles.hasByName("Test_Template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